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9">
            <text:p>Verify that registered user is able to reset password #smoke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4. Search the db for existing user (or register one user for testing purpouses)</text:p>
          </table:table-cell>
          <table:table-cell office:value-type="string" table:style-name="ce3">
            <text:p>The user is foun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5. Click on "Forgot password?" link</text:p>
          </table:table-cell>
          <table:table-cell office:value-type="string" table:style-name="ce3">
            <text:p>User is redirected to "Forgot your password?" 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Enter found user's email in displayed field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7. Click on "Submit" button</text:p>
          </table:table-cell>
          <table:table-cell office:value-type="string" table:style-name="ce4">
            <text:p>Email with information for password reset is<text:s/></text:p>
            <text:p>receiv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8. Verify that the received email contains link for "Set Password" page</text:p>
          </table:table-cell>
          <table:table-cell office:value-type="string" table:style-name="ce3">
            <text:p>The received email contains link for "Set Password" pag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9. Click on the link for password reset</text:p>
          </table:table-cell>
          <table:table-cell office:value-type="string" table:style-name="ce3">
            <text:p>"Set password" page is display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0. Enter @NewPassword value in "New<text:s/></text:p>
            <text:p>password" field</text:p>
          </table:table-cell>
          <table:table-cell office:value-type="string" table:style-name="ce3">
            <text:p>"New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1. Enter the same value @NewPassword in<text:s/></text:p>
            <text:p>"Confirm new password" field</text:p>
          </table:table-cell>
          <table:table-cell office:value-type="string" table:style-name="ce3">
            <text:p>"Confirm new password" fiel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2. Click on "Reset password" button</text:p>
          </table:table-cell>
          <table:table-cell office:value-type="string" table:style-name="ce4">
            <text:p>User is redirected to the page with "Success"<text:s/></text:p>
            <text:p>and "Sign in" butto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3. Click on Sign in button</text:p>
          </table:table-cell>
          <table:table-cell office:value-type="string" table:style-name="ce3">
            <text:p>User is redirected to Log in pag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14. Enter the username of previously found user into "Username" field</text:p>
          </table:table-cell>
          <table:table-cell office:value-type="string" table:style-name="ce3">
            <text:p>Username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5. Enter @NewPassword in "Password" field</text:p>
          </table:table-cell>
          <table:table-cell office:value-type="string" table:style-name="ce3">
            <text:p>Password is populat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6. Click on log in button</text:p>
          </table:table-cell>
          <table:table-cell office:value-type="string" table:style-name="ce3">
            <text:p>User is redirected to Dashboard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NewPassword</text:p>
          </table:table-cell>
          <table:table-cell office:value-type="string" table:style-name="ce3">
            <text:p>ZJGjdkjf?848_</text:p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10:26Z</meta:creation-date>
    <dc:date>2022-07-01T08:48:59Z</dc:date>
  </office:meta>
</office:document-meta>
</file>